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0b7079" officeooo:paragraph-rsid="000b7079" style:font-size-asian="8pt" style:font-size-complex="8pt"/>
    </style:style>
    <style:style style:name="P2" style:family="paragraph" style:parent-style-name="Preformatted_20_Text">
      <style:text-properties fo:font-size="8pt" officeooo:rsid="000b7079" officeooo:paragraph-rsid="000c217f" style:font-size-asian="8pt" style:font-size-complex="8pt"/>
    </style:style>
    <style:style style:name="P3" style:family="paragraph" style:parent-style-name="Preformatted_20_Text">
      <style:text-properties fo:font-size="10pt" officeooo:rsid="000b7079" officeooo:paragraph-rsid="000b7079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officeooo:rsid="000c217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: std_logic_unsigned vs. numeric_std</text:p>
      <text:p text:style-name="P1">A: E.g.</text:p>
      <text:p text:style-name="P1"><text:s text:c="8"/>library IEEE;</text:p>
      <text:p text:style-name="P1"><text:s text:c="8"/>use IEEE.STD_LOGIC_1164.ALL;</text:p>
      <text:p text:style-name="P1"><text:s text:c="8"/>use IEEE.STD_LOGIC_ARITH.ALL;</text:p>
      <text:p text:style-name="P1"><text:s text:c="8"/>use IEEE.STD_LOGIC_UNSIGNED.ALL;</text:p>
      <text:p text:style-name="P1"/>
      <text:p text:style-name="P1"><text:tab/>Never use std_logic_arith or std_logic_**signed. Always use numeric_std when signed or unsigned values are needed. The former packages claim to be IEEE, but they aren't. Both defined arithmetic operations on std_logic_vector based on the imported packages. This e.g. means you can't used signed and unsigned values in the same architecture.</text:p>
      <text:p text:style-name="P1"/>
      <text:p text:style-name="P2">Doing all math in integers has some drawbacks:</text:p>
      <text:p text:style-name="P2"><text:tab/>no uninitialized value</text:p>
      <text:p text:style-name="P2"><text:tab/>no 'X' propagation</text:p>
      <text:p text:style-name="P2"><text:tab/>limited to 32 bits</text:p>
      <text:p text:style-name="P1"><draw:line text:anchor-type="paragraph" draw:z-index="0" draw:name="Shape1" draw:style-name="gr1" draw:text-style-name="P4" svg:x1="0.025cm" svg:y1="0.395cm" svg:x2="9.788cm" svg:y2="0.474cm"><text:p/></draw:line></text:p>
      <text:p text:style-name="P1"/>
      <text:p text:style-name="P1">Consider that all relational operators are implicitly defined (=, /=, &lt;, &lt;=, &gt;, &gt;-). In a design, we do a lot of comparisons to values:</text:p>
      <text:p text:style-name="P1"/>
      <text:p text:style-name="P2"><text:tab/>if A = "00001" then </text:p>
      <text:p text:style-name="P2"><text:tab/>. . . </text:p>
      <text:p text:style-name="P1"><text:tab/>if B = X"1A" then </text:p>
      <text:p text:style-name="P1"/>
      <text:p text:style-name="P1">What happens if A is not 5 bits? What happens if B is not 8 bits? If you use the implicitly defined comparison, it is FALSE. If you use the comparison from std_logic_unsigned, it is ok if the sizes are different. If you are not using std_logic_unsigned, your testbench <text:span text:style-name="T1">s</text:span>hould find this issue.</text:p>
      <text:p text:style-name="P1">Since "=" is ok to use with RTL, what if someone is doing an address decoder and writes:</text:p>
      <text:p text:style-name="P1"/>
      <text:p text:style-name="P1"><text:tab/>Sel &lt;= '1' when Addr &gt; X"3FFF" else '0' ; </text:p>
      <text:p text:style-name="P1"/>
      <text:p text:style-name="P1">If A is 16 bits, then it should work out ok. What if A is not 16 bits? Then it does a lexicographic </text:p>
      <text:p text:style-name="P2">comparison. IE: "100" &gt; "01111" is TRUE. <text:span text:style-name="T1">W</text:span>ith std_logic_unsigned, these will be handled by unsigned math rules. Which for most cases is correct. Without std_logic_unsigned, these will result in FALSE.</text:p>
      <text:p text:style-name="P2"/>
      <text:p text:style-name="P2">VHDL-2008 adds matching relational operations The matching equality operations (?=, ?/=) require operands to be the same length - meaning compile error if they are not equal length. The matching ordering operations (?&gt;, ?&gt;=, ?&lt;, ?&lt;=) are only defined in a math package such as numeric_std <text:s/>or numeric_std_unsigne<text:span text:style-name="T1">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UKai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UKai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9.001cm" style:num-format="1" style:print-orientation="portrait" fo:margin-top="0.64cm" fo:margin-bottom="0.64cm" fo:margin-left="0.106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7:22:43.914056359</dc:date>
    <meta:editing-duration>PT19M32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302" meta:character-count="1845" meta:non-whitespace-character-count="1518"/>
  </office:meta>
</office:document-meta>
</file>